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1f63a9" officeooo:paragraph-rsid="001f63a9" style:font-size-asian="22pt" style:font-name-complex="Awami Nastaliq" style:font-size-complex="22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dca38" style:font-size-asian="16pt" style:font-weight-asian="bold" style:font-name-complex="Awami Nastaliq" style:font-size-complex="16pt" style:font-weight-complex="bold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9a760" officeooo:paragraph-rsid="00b9a760" style:font-size-asian="26pt" style:font-weight-asian="normal" style:font-name-complex="Awami Nastaliq OT" style:font-size-complex="26pt" style:font-weight-complex="normal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9a760" officeooo:paragraph-rsid="00ba1d46" style:font-size-asian="26pt" style:font-weight-asian="normal" style:font-name-complex="Awami Nastaliq OT" style:font-size-complex="26pt" style:font-weight-complex="normal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9a760" officeooo:paragraph-rsid="00bdab9b" style:font-size-asian="26pt" style:font-weight-asian="normal" style:font-name-complex="Awami Nastaliq OT" style:font-size-complex="26pt" style:font-weight-complex="normal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9a760" officeooo:paragraph-rsid="00bec5fa" style:font-size-asian="26pt" style:font-weight-asian="normal" style:font-name-complex="Awami Nastaliq OT" style:font-size-complex="26pt" style:font-weight-complex="normal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9a760" officeooo:paragraph-rsid="00c04f14" style:font-size-asian="26pt" style:font-weight-asian="normal" style:font-name-complex="Awami Nastaliq OT" style:font-size-complex="26pt" style:font-weight-complex="normal"/>
    </style:style>
    <style:style style:name="T1" style:family="text">
      <style:text-properties officeooo:rsid="008687a5"/>
    </style:style>
    <style:style style:name="T2" style:family="text">
      <style:text-properties officeooo:rsid="00b9a760"/>
    </style:style>
    <style:style style:name="T3" style:family="text">
      <style:text-properties officeooo:rsid="00ba1d46"/>
    </style:style>
    <style:style style:name="T4" style:family="text">
      <style:text-properties officeooo:rsid="00bb5ab8"/>
    </style:style>
    <style:style style:name="T5" style:family="text">
      <style:text-properties officeooo:rsid="00bcfa8c"/>
    </style:style>
    <style:style style:name="T6" style:family="text">
      <style:text-properties officeooo:rsid="00bdab9b"/>
    </style:style>
    <style:style style:name="T7" style:family="text">
      <style:text-properties officeooo:rsid="00bec5fa"/>
    </style:style>
    <style:style style:name="T8" style:family="text">
      <style:text-properties officeooo:rsid="00c04f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2"><text:span text:style-name="T1">lookup </text:span><text:span text:style-name="T2">BehContextuals</text:span></text:p>
      <text:p text:style-name="P3">بب <text:span text:style-name="T3">نر بن <text:s/>یہ <text:s/>پس</text:span></text:p>
      <text:p text:style-name="P4"><text:span text:style-name="T3">ن</text:span>بب <text:s/><text:span text:style-name="T3">پنر <text:s/>یبن <text:s/>پیہ <text:s/>یپس</text:span></text:p>
      <text:p text:style-name="P4"><text:span text:style-name="T4">ب</text:span><text:span text:style-name="T3">ن</text:span>بب <text:s/><text:span text:style-name="T4">ٻ</text:span><text:span text:style-name="T3">پنر <text:s/></text:span><text:span text:style-name="T4">ت</text:span><text:span text:style-name="T3">یبن <text:s/></text:span><text:span text:style-name="T4">ث</text:span><text:span text:style-name="T3">پیہ <text:s/></text:span><text:span text:style-name="T4">ن</text:span><text:span text:style-name="T3">یپس</text:span></text:p>
      <text:p text:style-name="P7"><text:span text:style-name="T4">ب</text:span><text:span text:style-name="T3">ن</text:span><text:span text:style-name="T4">ی</text:span>بب <text:s/><text:span text:style-name="T4">ٻ</text:span><text:span text:style-name="T3">پنر <text:s/></text:span><text:span text:style-name="T4">ت</text:span><text:span text:style-name="T3">ی</text:span><text:span text:style-name="T4">ٹ</text:span><text:span text:style-name="T3">بن <text:s/></text:span><text:span text:style-name="T4">ٹث</text:span><text:span text:style-name="T3">پیہ <text:s/></text:span><text:span text:style-name="T4">ن</text:span><text:span text:style-name="T3">ی</text:span><text:span text:style-name="T4">ټ</text:span><text:span text:style-name="T3">پ</text:span><text:span text:style-name="T8">ڜ <text:s/></text:span><text:span text:style-name="T4">ن</text:span><text:span text:style-name="T3">ی</text:span><text:span text:style-name="T4">ټ</text:span><text:span text:style-name="T3">پ</text:span><text:span text:style-name="T8">ص</text:span></text:p>
      <text:p text:style-name="P5"><text:span text:style-name="T5">ټ</text:span><text:span text:style-name="T4">ب</text:span><text:span text:style-name="T3">ن</text:span><text:span text:style-name="T4">ی</text:span>بب <text:s/><text:span text:style-name="T6">ت</text:span><text:span text:style-name="T4">ٻ</text:span><text:span text:style-name="T3">پنر <text:s/></text:span><text:span text:style-name="T6">پ</text:span><text:span text:style-name="T4">ت</text:span><text:span text:style-name="T3">ی</text:span><text:span text:style-name="T4">ٹ</text:span><text:span text:style-name="T3">بن <text:s/></text:span><text:span text:style-name="T6">ی</text:span><text:span text:style-name="T4">ٹث</text:span><text:span text:style-name="T3">پیہ <text:s/></text:span><text:span text:style-name="T4">ن</text:span><text:span text:style-name="T3">یی</text:span><text:span text:style-name="T4">ټ</text:span><text:span text:style-name="T3">پس</text:span></text:p>
      <text:p text:style-name="P5"><text:span text:style-name="T6">م</text:span><text:span text:style-name="T5">ټ</text:span><text:span text:style-name="T4">ب</text:span><text:span text:style-name="T3">ن</text:span><text:span text:style-name="T4">ی</text:span>بب <text:s/><text:span text:style-name="T7">ھ</text:span><text:span text:style-name="T6">ت</text:span><text:span text:style-name="T4">ٻ</text:span><text:span text:style-name="T3">پنر <text:s/></text:span><text:span text:style-name="T7">ط</text:span><text:span text:style-name="T6">پ</text:span><text:span text:style-name="T4">ت</text:span><text:span text:style-name="T3">ی</text:span><text:span text:style-name="T4">ٹ</text:span><text:span text:style-name="T3">بن <text:s/></text:span><text:span text:style-name="T7">ض</text:span><text:span text:style-name="T6">ی</text:span><text:span text:style-name="T4">ٹث</text:span><text:span text:style-name="T3">پیہ <text:s/></text:span><text:span text:style-name="T7">ہ</text:span><text:span text:style-name="T4">ن</text:span><text:span text:style-name="T3">یی</text:span><text:span text:style-name="T4">ټ</text:span><text:span text:style-name="T3">پ</text:span><text:span text:style-name="T8">ش</text:span></text:p>
      <text:p text:style-name="P6"><text:span text:style-name="T6">م</text:span><text:span text:style-name="T5">ټ</text:span><text:span text:style-name="T4">ب</text:span><text:span text:style-name="T3">ن</text:span><text:span text:style-name="T4">ی</text:span>بب <text:s/><text:span text:style-name="T7">ھ</text:span><text:span text:style-name="T6">ت</text:span><text:span text:style-name="T4">ٻ</text:span><text:span text:style-name="T3">پن</text:span><text:span text:style-name="T7">ث</text:span><text:span text:style-name="T3"> <text:s/></text:span><text:span text:style-name="T7">ط</text:span><text:span text:style-name="T6">پ</text:span><text:span text:style-name="T4">ت</text:span><text:span text:style-name="T3">ی</text:span><text:span text:style-name="T4">ٹ</text:span><text:span text:style-name="T3">ب</text:span><text:span text:style-name="T7">ٹ</text:span><text:span text:style-name="T3"> <text:s/></text:span><text:span text:style-name="T7">ض</text:span><text:span text:style-name="T6">ی</text:span><text:span text:style-name="T4">ٹث</text:span><text:span text:style-name="T3">پی</text:span><text:span text:style-name="T7">ٻ</text:span><text:span text:style-name="T3"> <text:s/></text:span><text:span text:style-name="T7">ہ</text:span><text:span text:style-name="T4">ن</text:span><text:span text:style-name="T3">یی</text:span><text:span text:style-name="T4">ټ</text:span><text:span text:style-name="T3">پ</text:span><text:span text:style-name="T7">پ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2-12T10:26:30.663000000</dc:date>
    <meta:editing-duration>P3DT10H27M36S</meta:editing-duration>
    <meta:editing-cycles>8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9" meta:word-count="39" meta:character-count="265" meta:non-whitespace-character-count="207"/>
  </office:meta>
</office:document-meta>
</file>